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0.26pt"/>
    </style:style>
    <style:style style:name="co2" style:family="table-column">
      <style:table-column-properties fo:break-before="auto" style:column-width="298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Phase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chits not showing up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how current character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switch between multiple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racter sheet</text:p>
          </table:table-cell>
          <table:table-cell office:value-type="string" calcext:value-type="string">
            <text:p>when selecting chits, grey out unselectable on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alert weap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action phase: run awa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character death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dwarf: duc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end combat when 2 rounds of nothing happen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imp/demon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monster head/club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lect target from square with multiple targe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set inspection header to clearing n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bat</text:p>
          </table:table-cell>
          <table:table-cell office:value-type="string" calcext:value-type="string">
            <text:p>use horse for maneuve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ctivity: fo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animate clock when going to next phas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berserker: berserk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mostl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end game – sco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activity icon sizes for scree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game blocked when no change available when making change for fatigued chit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fix touch detection missing touch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handle activity selection/execution for multiple characters 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clean up unselected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parti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don't show dwellings before start location selected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new game while old one is in progres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elect character victory poin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 character equipment and sta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how/select character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new game – start gam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basic interaction ru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options screen – show credi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use own random number generator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asic item data on imag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detailed item data vie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item effec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animate/cycle magic colors supplied on each clearin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chi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enchant til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w game – select starting 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tup – initialize magic card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how color magic supplied by day on clock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double-tap on character name centers on character on map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fix character chit rot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game piece stack – sort by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nspect clearing piec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make hidden paths brown/green instead of black/yellow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use pinch zoom to change map siz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sters</text:p>
          </table:table-cell>
          <table:table-cell office:value-type="string" calcext:value-type="string">
            <text:p>spawn/regenerate ghost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natives</text:p>
          </table:table-cell>
          <table:table-cell office:value-type="string" calcext:value-type="string">
            <text:p>trade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basic functionality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ve/load</text:p>
          </table:table-cell>
          <table:table-cell office:value-type="string" calcext:value-type="string">
            <text:p>multiple save files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if you are in select clearing mode, do not allow changing the activity until a clearing is selected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D5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 style:data-style-name="N2" text:time-value="12:09:00.4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9T10:56:02.319000000</meta:creation-date>
    <dc:date>2015-12-06T12:12:03.879000000</dc:date>
    <meta:editing-duration>PT4H40M10S</meta:editing-duration>
    <meta:editing-cycles>33</meta:editing-cycles>
    <meta:generator>LibreOffice/5.0.3.2$Windows_x86 LibreOffice_project/e5f16313668ac592c1bfb310f4390624e3dbfb75</meta:generator>
    <meta:document-statistic meta:table-count="1" meta:cell-count="275" meta:object-count="0"/>
  </office:meta>
</office:document-meta>
</file>